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 style:list-style-name="L1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 style:list-style-name="L2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ngs I learned:</text:p>
      <text:list xml:id="list8471703682734724780" text:style-name="L1">
        <text:list-item>
          <text:p text:style-name="P2">Sorting a List of Complex Types using IComparable&lt;T&gt;</text:p>
        </text:list-item>
        <text:list-item>
          <text:p text:style-name="P2">How to apply sooth turning on a playable character using Mathf.SmoothDamping and Mathf.Atan2</text:p>
        </text:list-item>
        <text:list-item>
          <text:p text:style-name="P2">The CompareTo(T other) function that comes with the IComparable&lt;T&gt; Interface</text:p>
        </text:list-item>
        <text:list-item>
          <text:p text:style-name="P2">That ToString(“F2”) gives two decimal places after a number</text:p>
        </text:list-item>
      </text:list>
      <text:p text:style-name="P1">My Biggest Problems:</text:p>
      <text:list xml:id="list6469157660121065702" text:style-name="L2">
        <text:list-item>
          <text:p text:style-name="P3">Having the shelf triggers next to each other, calling OnTrigger Enter &amp; Exit, but a big other trigger would execute both in the wrong way, which cause me to use a smaller trigger box on a different gameobject</text:p>
        </text:list-item>
        <text:list-item>
          <text:p text:style-name="P3">Setting up a proper timer and logging it for the player</text:p>
        </text:list-item>
        <text:list-item>
          <text:p text:style-name="P3">Guiding the player towards shipping after they've filled their current cart</text:p>
        </text:list-item>
        <text:list-item>
          <text:p text:style-name="P3">Parsing an input whenever the player would press a number key on their keyboar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ulton nelson</meta:initial-creator>
    <meta:creation-date>2020-11-21T11:03:07.33</meta:creation-date>
    <meta:document-statistic meta:table-count="0" meta:image-count="0" meta:object-count="0" meta:page-count="1" meta:paragraph-count="10" meta:word-count="128" meta:character-count="741"/>
    <dc:date>2020-11-21T11:14:59.64</dc:date>
    <dc:creator>daulton nelson</dc:creator>
    <meta:editing-duration>PT11M52S</meta:editing-duration>
    <meta:editing-cycles>1</meta:editing-cycles>
    <meta:generator>OpenOffice/4.1.4$Win32 OpenOffice.org_project/414m5$Build-9788</meta:generator>
  </office:meta>
</office:document-meta>
</file>